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Item Merge</text:h>
      <text:p text:style-name="P2">In this example, the following list will have list items merged by deleting content between the square brackets.</text:p>
      <text:list text:style-name="L11">
        <text:list-item>
          <text:p text:style-name="P2">Item 1</text:p>
        </text:list-item>
        <text:list-item delta:insertion-change-idref="D" delta:insertion-type="insert-around-content">
          <delta:remove-leaving-content-start delta:removal-change-idref="D" delta:end-element-idref="end1">
            <text:list-item/>
          </delta:remove-leaving-content-start>
          <text:p delta:insertion-change-idref="D" delta:insertion-type="insert-around-content" text:style-name="P2">
<delta:remove-leaving-content-start delta:removal-change-idref="D" delta:end-element-idref="end2">
<text:p text:style-name="P2"/>
</delta:remove-leaving-content-start>Item 2 [
<delta:remove-leaving-content-end delta:end-element-id="end2"/>
<delta:remove-leaving-content-end delta:end-element-id="end1"/>
<delta:remove-leaving-content-start delta:removal-change-idref="D" delta:end-element-idref="end3">
<text:list-item/>
</delta:remove-leaving-content-start>
<delta:remove-leaving-content-start delta:removal-change-idref="D" delta:end-element-idref="end4">
<text:p text:style-name="P2"/>
</delta:remove-leaving-content-start>
] This will remain<delta:remove-leaving-content-end delta:end-element-id="end4"/>
</text:p>
          <delta:remove-leaving-content-end delta:end-element-id="end3"/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0-12-17T16:36:09</dc:date>
    <meta:creation-date>2010-06-24T12:49:20</meta:creation-date>
    <dc:creator>Tristan Mitchell</dc:creator>
  </office:meta>
</office:document-meta>
</file>